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67f" officeooo:paragraph-rsid="0017e67f"/>
    </style:style>
    <style:style style:name="P2" style:family="paragraph" style:parent-style-name="Standard">
      <style:paragraph-properties fo:text-align="start" style:justify-single-word="false"/>
      <style:text-properties officeooo:rsid="0017e67f" officeooo:paragraph-rsid="0017e6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7e67f" officeooo:paragraph-rsid="0017e6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uceDemo Specification</text:p>
      <text:p text:style-name="P1"/>
      <text:list text:style-name="L1">
        <text:list-item>
          <text:p text:style-name="P3">Users should be able to log in, provided the correct credentials.</text:p>
        </text:list-item>
        <text:list-item>
          <text:p text:style-name="P3">Users should be displayed a message in case username and password do not match an account.</text:p>
        </text:list-item>
        <text:list-item>
          <text:p text:style-name="P3">Blocked users should be displayed a message about the status of their account.</text:p>
        </text:list-item>
        <text:list-item>
          <text:p text:style-name="P3">Returning users should remain logged in provided an unexpired cookie.</text:p>
        </text:list-item>
      </text:list>
      <text:p text:style-name="P2"/>
      <text:list text:continue-numbering="true" text:style-name="L1">
        <text:list-item>
          <text:p text:style-name="P3">Authorized users should be able to add items to cart.</text:p>
        </text:list-item>
        <text:list-item>
          <text:p text:style-name="P3">The number above the cart icon should reflect the number of items in the user’s cart.</text:p>
        </text:list-item>
        <text:list-item>
          <text:p text:style-name="P3">Authorized users should be able to remove items from the cart at the products page.</text:p>
        </text:list-item>
        <text:list-item>
          <text:p text:style-name="P3">Items added to a users cart should be visible in the car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5:02:06.563000000</meta:creation-date>
    <dc:date>2023-10-02T15:12:44.004000000</dc:date>
    <meta:editing-duration>PT10M38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113" meta:character-count="612" meta:non-whitespace-character-count="516"/>
  </office:meta>
</office:document-meta>
</file>